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8-14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7-16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6-17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5-12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4-1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3-17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5-02-20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11-18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10-14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9-18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8-22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7-18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6-2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5-20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4-22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3-2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4-01-1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11-06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10-1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09-07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08-10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05-11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03-07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3-02-1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12-13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11-0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10-12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9-16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8-08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7-18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4-11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3-1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2-10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2-01-1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11-0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10-15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9-14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8-17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7-13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6-18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5-1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1-01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12-1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11-1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10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07-15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06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05-18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03-27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